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3.75cm" fo:min-width="16.5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5cm" fo:min-width="2.5cm"/>
    </style:style>
    <style:style style:name="gr3" style:family="graphic" style:parent-style-name="objectwithoutfill">
      <style:graphic-properties draw:marker-start="" draw:marker-end="Arrow" draw:marker-end-width="0.2cm" draw:fill="none" draw:textarea-vertical-align="middle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22cm" fo:min-width="1.50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3.35cm" fo:min-width="11.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weight="normal" style:font-weight-asian="normal" style:font-weight-complex="normal"/>
    </style:style>
    <style:style style:name="P4" style:family="paragraph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17cm" svg:height="4cm" svg:x="2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7cm" svg:y="7cm">
          <text:p text:style-name="P2"><text:span text:style-name="T1">Data</text:span></text:p>
          <text:p text:style-name="P2"><text:span text:style-name="T1">Fetching</text:span></text:p>
          <text:p text:style-name="P2"><text:span text:style-name="T1">Service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5cm" svg:y1="7cm" svg:x2="6cm" svg:y2="5cm">
          <text:p/>
        </draw:line>
        <draw:custom-shape draw:style-name="gr4" draw:text-style-name="P2" draw:layer="layout" svg:width="2cm" svg:height="2.994cm" svg:x="9cm" svg:y="11cm">
          <text:p text:style-name="P2"><text:span text:style-name="T1">Current</text:span></text:p>
          <text:p text:style-name="P2"><text:span text:style-name="T1">Data</text:span>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" draw:layer="layout" svg:width="3cm" svg:height="2cm" svg:x="5cm" svg:y="3cm">
          <text:p text:style-name="P2"><text:span text:style-name="T1">Web UI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11cm" svg:y="7cm">
          <text:p text:style-name="P2"><text:span text:style-name="T1">Data</text:span></text:p>
          <text:p text:style-name="P2"><text:span text:style-name="T1">Insertion</text:span></text:p>
          <text:p text:style-name="P2"><text:span text:style-name="T1">Service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0cm" svg:y1="11cm" svg:x2="9cm" svg:y2="9cm">
          <text:p/>
        </draw:line>
        <draw:line draw:style-name="gr3" draw:text-style-name="P1" draw:layer="layout" svg:x1="13cm" svg:y1="11.5cm" svg:x2="13cm" svg:y2="9cm">
          <text:p/>
        </draw:line>
        <draw:line draw:style-name="gr3" draw:text-style-name="P1" draw:layer="layout" svg:x1="12cm" svg:y1="9cm" svg:x2="10.6cm" svg:y2="11cm">
          <text:p/>
        </draw:line>
        <draw:custom-shape draw:style-name="gr2" draw:text-style-name="P2" draw:layer="layout" svg:width="3cm" svg:height="2cm" svg:x="16cm" svg:y="11.5cm">
          <text:p text:style-name="P2"><text:span text:style-name="T1">Notification</text:span></text:p>
          <text:p text:style-name="P2"><text:span text:style-name="T1">Mail Serv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12cm" svg:y="11.5cm">
          <text:p text:style-name="P2"><text:span text:style-name="T1">Weather</text:span></text:p>
          <text:p text:style-name="P2"><text:span text:style-name="T1">St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15cm" svg:y="7cm">
          <text:p text:style-name="P2"><text:span text:style-name="T1">Notification</text:span></text:p>
          <text:p text:style-name="P2"><text:span text:style-name="T1">Service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4cm" svg:y1="11.5cm" svg:x2="16cm" svg:y2="9cm">
          <text:p/>
        </draw:line>
        <draw:line draw:style-name="gr3" draw:text-style-name="P1" draw:layer="layout" svg:x1="17cm" svg:y1="9cm" svg:x2="17cm" svg:y2="11.5cm">
          <text:p/>
        </draw:line>
        <draw:frame draw:style-name="gr5" draw:text-style-name="P4" draw:layer="layout" svg:width="2.75cm" svg:height="0.725cm" svg:x="2cm" svg:y="6cm">
          <draw:text-box>
            <text:p text:style-name="P3"><text:span text:style-name="T2">Web Server</text:span></text:p>
          </draw:text-box>
        </draw:frame>
        <draw:custom-shape draw:style-name="gr4" draw:text-style-name="P2" draw:layer="layout" svg:width="2cm" svg:height="2.994cm" svg:x="6cm" svg:y="11cm">
          <text:p text:style-name="P2"><text:span text:style-name="T1">Historical</text:span></text:p>
          <text:p text:style-name="P2"><text:span text:style-name="T1">Data</text:span>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3" draw:text-style-name="P1" draw:layer="layout" svg:x1="9cm" svg:y1="12.5cm" svg:x2="8cm" svg:y2="12.5cm">
          <text:p/>
        </draw:line>
        <draw:line draw:style-name="gr3" draw:text-style-name="P1" draw:layer="layout" svg:x1="7cm" svg:y1="11cm" svg:x2="8cm" svg:y2="9cm">
          <text:p/>
        </draw:line>
        <draw:custom-shape draw:style-name="gr2" draw:text-style-name="P2" draw:layer="layout" svg:width="3cm" svg:height="2cm" svg:x="3cm" svg:y="7cm">
          <text:p text:style-name="P2"><text:span text:style-name="T1">Web Files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cm" svg:y1="7cm" svg:x2="7cm" svg:y2="5cm">
          <text:p/>
        </draw:line>
        <draw:custom-shape draw:style-name="gr6" draw:text-style-name="P1" draw:layer="layout" svg:width="12cm" svg:height="3.6cm" svg:x="6.8cm" svg:y="6.2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123cm" svg:height="0.725cm" svg:x="16.677cm" svg:y="6.2cm">
          <draw:text-box>
            <text:p text:style-name="P3"><text:span text:style-name="T2">Servic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1T18:22:48.284000000</meta:creation-date>
    <dc:date>2016-06-01T20:17:56.085000000</dc:date>
    <meta:editing-duration>PT8M21S</meta:editing-duration>
    <meta:editing-cycles>1</meta:editing-cycles>
    <meta:document-statistic meta:object-count="22"/>
    <meta:generator>LibreOffice/4.3.1.2$Windows_x86 LibreOffice_project/958349dc3b25111dbca392fbc281a05559ef6848</meta:generator>
  </office:meta>
</office:document-meta>
</file>